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libri" svg:font-family="Calibri" style:font-family-generic="roman" style:font-pitch="variable"/>
    <style:font-face style:name="DejaVu Sans Light" svg:font-family="'DejaVu Sans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219e3"/>
    </style:style>
    <style:style style:name="P2" style:family="paragraph" style:parent-style-name="Standard">
      <style:paragraph-properties fo:text-align="justify" style:justify-single-word="false"/>
      <style:text-properties officeooo:paragraph-rsid="00342fc0"/>
    </style:style>
    <style:style style:name="P3" style:family="paragraph" style:parent-style-name="Standard">
      <style:paragraph-properties fo:text-align="justify" style:justify-single-word="false"/>
      <style:text-properties fo:font-weight="bold" officeooo:paragraph-rsid="003219e3" style:font-weight-asian="bold" style:font-weight-complex="bold"/>
    </style:style>
    <style:style style:name="P4" style:family="paragraph" style:parent-style-name="Standard">
      <style:paragraph-properties fo:text-align="center" style:justify-single-word="false"/>
      <style:text-properties style:font-name="Liberation Serif"/>
    </style:style>
    <style:style style:name="P5" style:family="paragraph" style:parent-style-name="Standard">
      <style:paragraph-properties fo:text-align="justify" style:justify-single-word="false"/>
      <style:text-properties style:font-name="Liberation Serif" fo:font-size="12pt" fo:font-weight="normal" officeooo:paragraph-rsid="00342fc0"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paragraph-rsid="003ee50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paragraph-rsid="004879a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officeooo:paragraph-rsid="0046a7eb" style:font-size-asian="12pt" style:font-size-complex="12pt"/>
    </style:style>
    <style:style style:name="P9" style:family="paragraph" style:parent-style-name="Standard">
      <style:paragraph-properties fo:text-align="center" style:justify-single-word="false"/>
      <style:text-properties style:font-name="Liberation Serif" fo:font-size="18pt" style:font-size-asian="18pt" style:font-size-complex="18pt"/>
    </style:style>
    <style:style style:name="P10" style:family="paragraph" style:parent-style-name="Standard">
      <style:paragraph-properties fo:text-align="justify" style:justify-single-word="false"/>
      <style:text-properties style:font-name="Liberation Serif" fo:font-size="13pt" style:font-size-asian="13pt" style:font-size-complex="13pt"/>
    </style:style>
    <style:style style:name="P11" style:family="paragraph" style:parent-style-name="Standard">
      <style:paragraph-properties fo:text-align="justify" style:justify-single-word="false"/>
      <style:text-properties style:font-name="Liberation Serif"/>
    </style:style>
    <style:style style:name="P12" style:family="paragraph" style:parent-style-name="Standard">
      <style:paragraph-properties fo:text-align="justify" style:justify-single-word="false"/>
      <style:text-properties style:font-name="Liberation Serif" officeooo:paragraph-rsid="002897b6"/>
    </style:style>
    <style:style style:name="P13" style:family="paragraph" style:parent-style-name="Standard">
      <style:paragraph-properties fo:text-align="justify" style:justify-single-word="false"/>
      <style:text-properties style:font-name="Liberation Serif" officeooo:paragraph-rsid="001f4162"/>
    </style:style>
    <style:style style:name="P14" style:family="paragraph" style:parent-style-name="Standard">
      <style:paragraph-properties fo:text-align="justify" style:justify-single-word="false"/>
      <style:text-properties style:font-name="Liberation Serif" officeooo:paragraph-rsid="003243cb"/>
    </style:style>
    <style:style style:name="P15" style:family="paragraph" style:parent-style-name="Standard">
      <style:paragraph-properties fo:text-align="justify" style:justify-single-word="false"/>
      <style:text-properties style:font-name="Liberation Serif" officeooo:paragraph-rsid="002c0b5c"/>
    </style:style>
    <style:style style:name="P16" style:family="paragraph" style:parent-style-name="Standard">
      <style:paragraph-properties fo:text-align="justify" style:justify-single-word="false"/>
      <style:text-properties style:font-name="Liberation Serif" officeooo:paragraph-rsid="003219e3"/>
    </style:style>
    <style:style style:name="P17" style:family="paragraph" style:parent-style-name="Standard">
      <style:paragraph-properties fo:text-align="justify" style:justify-single-word="false"/>
      <style:text-properties style:font-name="Liberation Serif" officeooo:paragraph-rsid="0041987d"/>
    </style:style>
    <style:style style:name="P18" style:family="paragraph" style:parent-style-name="Standard">
      <style:paragraph-properties fo:text-align="justify" style:justify-single-word="false"/>
      <style:text-properties style:font-name="Liberation Serif" fo:font-size="14pt" fo:font-weight="bold" officeooo:paragraph-rsid="0020c41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Liberation Serif" fo:font-size="24pt" fo:font-weight="bold" officeooo:rsid="00287a30" officeooo:paragraph-rsid="00287a30"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Liberation Serif" fo:font-size="24pt" fo:font-weight="bold" style:font-size-asian="24pt" style:font-weight-asian="bold" style:font-size-complex="24pt" style:font-weight-complex="bold"/>
    </style:style>
    <style:style style:name="P21" style:family="paragraph" style:parent-style-name="Standard">
      <style:paragraph-properties fo:text-align="center" style:justify-single-word="false"/>
      <style:text-properties style:font-name="Liberation Serif" fo:font-size="20pt" style:font-size-asian="20pt" style:font-size-complex="20pt"/>
    </style:style>
    <style:style style:name="P22" style:family="paragraph" style:parent-style-name="Standard">
      <style:paragraph-properties fo:text-align="justify" style:justify-single-word="false"/>
      <style:text-properties style:font-name="Liberation Serif" fo:font-weight="normal" officeooo:paragraph-rsid="003c56e1" style:font-weight-asian="normal" style:font-weight-complex="normal"/>
    </style:style>
    <style:style style:name="P23" style:family="paragraph" style:parent-style-name="Standard" style:master-page-name="Standard">
      <style:paragraph-properties fo:text-align="center" style:justify-single-word="false" style:page-number="auto"/>
      <style:text-properties style:font-name="Liberation Serif" fo:font-size="20pt" fo:font-weight="bold"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25" style:family="paragraph" style:parent-style-name="Standard">
      <style:paragraph-properties fo:text-align="center" style:justify-single-word="false"/>
      <style:text-properties style:font-name="Liberation Serif" fo:font-size="18pt" fo:font-weight="bold" officeooo:rsid="0040d044" officeooo:paragraph-rsid="0020c41d" style:font-size-asian="18pt" style:font-weight-asian="bold" style:font-size-complex="18pt" style:font-weight-complex="bold"/>
    </style:style>
    <style:style style:name="P26" style:family="paragraph" style:parent-style-name="Standard">
      <style:paragraph-properties fo:text-align="justify" style:justify-single-word="false"/>
      <style:text-properties style:font-name="Liberation Serif" fo:font-size="18pt" fo:font-style="normal" fo:font-weight="normal" officeooo:rsid="003219e3" officeooo:paragraph-rsid="003c56e1"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justify" style:justify-single-word="false"/>
      <style:text-properties style:font-name="Liberation Serif" fo:font-size="13pt" officeooo:rsid="002897b6" officeooo:paragraph-rsid="002897b6" style:font-size-asian="13pt" style:font-size-complex="13pt"/>
    </style:style>
    <style:style style:name="P28" style:family="paragraph" style:parent-style-name="Standard">
      <style:paragraph-properties fo:text-align="justify" style:justify-single-word="false"/>
      <style:text-properties style:font-name="Liberation Serif" officeooo:rsid="003219e3" officeooo:paragraph-rsid="003219e3"/>
    </style:style>
    <style:style style:name="P29" style:family="paragraph" style:parent-style-name="Standard">
      <style:paragraph-properties fo:text-align="justify" style:justify-single-word="false"/>
      <style:text-properties style:font-name="Liberation Serif" fo:font-size="12pt" fo:font-weight="bold" officeooo:rsid="003c56e1" officeooo:paragraph-rsid="003c56e1"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 fo:font-size="12pt" fo:font-weight="bold" officeooo:rsid="003c56e1" officeooo:paragraph-rsid="003ee500"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font-weight="bold" officeooo:rsid="003c56e1" officeooo:paragraph-rsid="0040d044"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fo:font-weight="bold" officeooo:rsid="003c56e1" officeooo:paragraph-rsid="00464182"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font-weight="bold" officeooo:rsid="003c56e1" officeooo:paragraph-rsid="004879ad"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 fo:font-size="12pt" fo:font-weight="bold" officeooo:rsid="00342fc0" officeooo:paragraph-rsid="00342fc0"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 fo:font-size="12pt" fo:font-style="normal" fo:font-weight="normal" officeooo:rsid="003ee500" officeooo:paragraph-rsid="003ee50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weight="normal" officeooo:rsid="0047513c" officeooo:paragraph-rsid="0047cf98"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fo:font-weight="normal" officeooo:rsid="00342fc0" officeooo:paragraph-rsid="00342fc0"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weight="bold" officeooo:rsid="003219e3" officeooo:paragraph-rsid="003219e3" style:font-weight-asian="bold" style:font-weight-complex="bold"/>
    </style:style>
    <style:style style:name="P39" style:family="paragraph" style:parent-style-name="Standard">
      <style:paragraph-properties fo:text-align="justify" style:justify-single-word="false"/>
      <style:text-properties fo:font-weight="bold" officeooo:rsid="003219e3" officeooo:paragraph-rsid="003219e3" style:font-weight-asian="bold" style:font-weight-complex="bold"/>
    </style:style>
    <style:style style:name="P40" style:family="paragraph" style:parent-style-name="Standard">
      <style:paragraph-properties fo:text-align="justify" style:justify-single-word="false">
        <style:tab-stops>
          <style:tab-stop style:position="4.1563in"/>
        </style:tab-stops>
      </style:paragraph-properties>
      <style:text-properties fo:font-weight="bold" officeooo:rsid="003219e3" officeooo:paragraph-rsid="003219e3" style:font-weight-asian="bold" style:font-weight-complex="bold"/>
    </style:style>
    <style:style style:name="P41" style:family="paragraph" style:parent-style-name="Standard">
      <style:paragraph-properties fo:text-align="justify" style:justify-single-word="false"/>
      <style:text-properties fo:font-weight="bold" officeooo:rsid="00342fc0" officeooo:paragraph-rsid="00342fc0" style:font-weight-asian="bold" style:font-weight-complex="bold"/>
    </style:style>
    <style:style style:name="P42" style:family="paragraph" style:parent-style-name="Standard">
      <style:paragraph-properties fo:text-align="justify" style:justify-single-word="false"/>
      <style:text-properties officeooo:rsid="003219e3" officeooo:paragraph-rsid="003219e3"/>
    </style:style>
    <style:style style:name="P43" style:family="paragraph" style:parent-style-name="Standard">
      <style:paragraph-properties fo:text-align="justify" style:justify-single-word="false"/>
      <style:text-properties fo:font-variant="normal" fo:text-transform="none" fo:color="#12100d" style:font-name="Liberation Serif" fo:font-size="12pt" fo:letter-spacing="normal" fo:font-style="normal" fo:font-weight="normal" officeooo:rsid="003219e3" officeooo:paragraph-rsid="0040d044" style:font-size-asian="12pt" style:font-style-asian="normal" style:font-size-complex="12pt" style:font-style-complex="normal"/>
    </style:style>
    <style:style style:name="P44" style:family="paragraph" style:parent-style-name="Standard">
      <style:paragraph-properties fo:text-align="justify" style:justify-single-word="false"/>
      <style:text-properties officeooo:rsid="00342fc0" officeooo:paragraph-rsid="00342fc0"/>
    </style:style>
    <style:style style:name="P45" style:family="paragraph" style:parent-style-name="Standard">
      <style:paragraph-properties fo:text-align="justify" style:justify-single-word="false"/>
      <style:text-properties officeooo:paragraph-rsid="004ba534"/>
    </style:style>
    <style:style style:name="T1" style:family="text">
      <style:text-properties fo:color="#252525" style:font-name="Liberation Serif"/>
    </style:style>
    <style:style style:name="T2" style:family="text">
      <style:text-properties officeooo:rsid="00287a30"/>
    </style:style>
    <style:style style:name="T3" style:family="text">
      <style:text-properties officeooo:rsid="00297ded"/>
    </style:style>
    <style:style style:name="T4" style:family="text">
      <style:text-properties fo:font-weight="bold" style:font-weight-asian="bold" style:font-weight-complex="bold"/>
    </style:style>
    <style:style style:name="T5" style:family="text">
      <style:text-properties fo:font-weight="bold" officeooo:rsid="002c0b5c" style:font-weight-asian="bold" style:font-weight-complex="bold"/>
    </style:style>
    <style:style style:name="T6" style:family="text">
      <style:text-properties fo:font-weight="normal" officeooo:rsid="002c0b5c" style:font-weight-asian="normal" style:font-weight-complex="normal"/>
    </style:style>
    <style:style style:name="T7" style:family="text">
      <style:text-properties fo:font-weight="normal" officeooo:rsid="003ee500" style:font-weight-asian="normal" style:font-weight-complex="normal"/>
    </style:style>
    <style:style style:name="T8" style:family="text">
      <style:text-properties fo:font-weight="normal" officeooo:rsid="0040d044" style:font-weight-asian="normal" style:font-weight-complex="normal"/>
    </style:style>
    <style:style style:name="T9" style:family="text">
      <style:text-properties officeooo:rsid="002dd19b"/>
    </style:style>
    <style:style style:name="T10" style:family="text">
      <style:text-properties officeooo:rsid="002f8a09"/>
    </style:style>
    <style:style style:name="T11" style:family="text">
      <style:text-properties officeooo:rsid="003014c9"/>
    </style:style>
    <style:style style:name="T12" style:family="text">
      <style:text-properties officeooo:rsid="003219e3"/>
    </style:style>
    <style:style style:name="T13" style:family="text">
      <style:text-properties style:text-underline-style="solid" style:text-underline-width="auto" style:text-underline-color="font-color" officeooo:rsid="003219e3"/>
    </style:style>
    <style:style style:name="T14" style:family="text">
      <style:text-properties style:text-underline-style="solid" style:text-underline-width="auto" style:text-underline-color="font-color" officeooo:rsid="00342fc0"/>
    </style:style>
    <style:style style:name="T15" style:family="text">
      <style:text-properties officeooo:rsid="00342fc0"/>
    </style:style>
    <style:style style:name="T16" style:family="text">
      <style:text-properties fo:font-size="13pt" style:font-size-asian="13pt" style:font-size-complex="13pt"/>
    </style:style>
    <style:style style:name="T17" style:family="text">
      <style:text-properties fo:font-size="13pt" officeooo:rsid="00297ded" style:font-size-asian="13pt" style:font-size-complex="13pt"/>
    </style:style>
    <style:style style:name="T18" style:family="text">
      <style:text-properties fo:font-size="13pt" officeooo:rsid="002897b6" style:font-size-asian="13pt" style:font-size-complex="13pt"/>
    </style:style>
    <style:style style:name="T19" style:family="text">
      <style:text-properties fo:font-style="italic" style:font-style-asian="italic" style:font-style-complex="italic"/>
    </style:style>
    <style:style style:name="T20" style:family="text">
      <style:text-properties fo:font-style="italic" officeooo:rsid="003ee500" style:font-style-asian="italic" style:font-style-complex="italic"/>
    </style:style>
    <style:style style:name="T21" style:family="text">
      <style:text-properties fo:font-style="italic" officeooo:rsid="004879ad" style:font-style-asian="italic" style:font-style-complex="italic"/>
    </style:style>
    <style:style style:name="T22" style:family="text">
      <style:text-properties style:font-name="Liberation Serif"/>
    </style:style>
    <style:style style:name="T23" style:family="text">
      <style:text-properties style:font-name="Liberation Serif" officeooo:rsid="003219e3"/>
    </style:style>
    <style:style style:name="T24" style:family="text">
      <style:text-properties style:font-name="Liberation Serif" officeooo:rsid="003c56e1"/>
    </style:style>
    <style:style style:name="T25" style:family="text">
      <style:text-properties style:font-name="Liberation Serif" fo:font-size="12pt" style:font-size-asian="12pt" style:font-size-complex="12pt"/>
    </style:style>
    <style:style style:name="T26" style:family="text">
      <style:text-properties officeooo:rsid="003c56e1"/>
    </style:style>
    <style:style style:name="T27" style:family="text">
      <style:text-properties fo:font-style="normal" officeooo:rsid="003ee500" style:font-style-asian="normal" style:font-style-complex="normal"/>
    </style:style>
    <style:style style:name="T28" style:family="text">
      <style:text-properties fo:font-style="normal" officeooo:rsid="004879ad" style:font-style-asian="normal" style:font-style-complex="normal"/>
    </style:style>
    <style:style style:name="T29" style:family="text">
      <style:text-properties officeooo:rsid="003ee500"/>
    </style:style>
    <style:style style:name="T30" style:family="text">
      <style:text-properties fo:font-size="12pt" officeooo:rsid="003c56e1" style:font-size-asian="10.5pt" style:font-size-complex="12pt"/>
    </style:style>
    <style:style style:name="T31" style:family="text">
      <style:text-properties fo:font-size="12pt" fo:font-style="italic" officeooo:rsid="003c56e1" style:font-size-asian="10.5pt" style:font-style-asian="italic" style:font-size-complex="12pt" style:font-style-complex="italic"/>
    </style:style>
    <style:style style:name="T32" style:family="text">
      <style:text-properties fo:font-size="12pt" fo:font-style="italic" officeooo:rsid="003e09c3" style:font-size-asian="10.5pt" style:font-style-asian="italic" style:font-size-complex="12pt" style:font-style-complex="italic"/>
    </style:style>
    <style:style style:name="T33" style:family="text">
      <style:text-properties fo:font-size="12pt" fo:font-style="normal" officeooo:rsid="003c56e1" style:font-size-asian="10.5pt" style:font-style-asian="normal" style:font-size-complex="12pt" style:font-style-complex="normal"/>
    </style:style>
    <style:style style:name="T34" style:family="text">
      <style:text-properties fo:font-size="12pt" fo:font-style="normal" officeooo:rsid="003e09c3" style:font-size-asian="10.5pt" style:font-style-asian="normal" style:font-size-complex="12pt" style:font-style-complex="normal"/>
    </style:style>
    <style:style style:name="T35" style:family="text">
      <style:text-properties fo:font-size="12pt" fo:font-style="normal" officeooo:rsid="003ee500" style:font-size-asian="10.5pt" style:font-style-asian="normal" style:font-size-complex="12pt" style:font-style-complex="normal"/>
    </style:style>
    <style:style style:name="T36" style:family="text">
      <style:text-properties fo:font-variant="normal" fo:text-transform="none" fo:color="#12100d" fo:letter-spacing="normal" fo:font-style="italic" fo:font-weight="normal" officeooo:rsid="0040d044" style:font-style-asian="italic" style:font-style-complex="italic"/>
    </style:style>
    <style:style style:name="T37" style:family="text">
      <style:text-properties fo:font-variant="normal" fo:text-transform="none" fo:color="#12100d" fo:letter-spacing="normal" fo:font-style="normal" fo:font-weight="normal" officeooo:rsid="0040d044" style:font-style-asian="normal" style:font-style-complex="normal"/>
    </style:style>
    <style:style style:name="T38" style:family="text">
      <style:text-properties fo:font-variant="normal" fo:text-transform="none" fo:color="#12100d" fo:letter-spacing="normal" fo:font-style="normal" fo:font-weight="normal" officeooo:rsid="0041987d" style:font-style-asian="normal" style:font-style-complex="normal"/>
    </style:style>
    <style:style style:name="T39" style:family="text">
      <style:text-properties fo:font-variant="normal" fo:text-transform="none" fo:color="#12100d" fo:letter-spacing="normal" fo:font-style="normal" fo:font-weight="normal" officeooo:rsid="00464182" style:font-style-asian="normal" style:font-style-complex="normal"/>
    </style:style>
    <style:style style:name="T40" style:family="text">
      <style:text-properties officeooo:rsid="0041987d"/>
    </style:style>
    <style:style style:name="T41" style:family="text">
      <style:text-properties officeooo:rsid="004879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yecto Programado <text:span text:style-name="T2">I</text:span>I</text:p>
      <text:p text:style-name="P9">Alejandro Rojas Jara</text:p>
      <text:p text:style-name="P9">Arquitectura de Computadoras </text:p>
      <text:p text:style-name="P9">Instituto Tecnológico de Costa Rica </text:p>
      <text:p text:style-name="P9"><text:span text:style-name="T2">19 de Noviembre</text:span> de 2013</text:p>
      <text:p text:style-name="P4"/>
      <text:p text:style-name="P4"/>
      <text:p text:style-name="P4"/>
      <text:p text:style-name="P4"/>
      <text:p text:style-name="P19">Interprete de Comandos - Bash</text:p>
      <text:p text:style-name="P20">en Lenguaje Ensamblador</text:p>
      <text:p text:style-name="P20">NASM</text:p>
      <text:p text:style-name="P4"/>
      <text:p text:style-name="P4"/>
      <text:p text:style-name="P4"/>
      <text:p text:style-name="P4"/>
      <text:p text:style-name="P4"/>
      <text:p text:style-name="P4"/>
      <text:p text:style-name="P4"/>
      <text:p text:style-name="P4"/>
      <text:p text:style-name="P4"/>
      <text:p text:style-name="P21">Documentación</text:p>
      <text:p text:style-name="P24"><text:soft-page-break/>Introducción</text:p>
      <text:p text:style-name="P10">Mediante este proyecto se trabajo en alcanzar <text:span text:style-name="T3">el </text:span>siguientes objetivo:</text:p>
      <text:p text:style-name="P12"><text:span text:style-name="T16">1) </text:span><text:span text:style-name="T17">I</text:span><text:span text:style-name="T18">mplementación de una interfaz de línea de comandos, un programa donde se pueden escribir comandos (en un prompt) de modo que el usuario teclea la orden que quiere llevar a cabo y al presionar la tecla «enter» el programa validará el comando y los argumentos ingresados para llevar a cabo la acción que corresponda. El objetivo de ésta trabajo es desarrollar aún más las destrezas en programación de bajo nivel, ensamblador en particular, así como otros elementos que deberá investigar por su cuenta.</text:span></text:p>
      <text:p text:style-name="P27"/>
      <text:p text:style-name="P27"/>
      <text:p text:style-name="P24">Análisis del problema</text:p>
      <text:p text:style-name="P13">Para desarrollar correctamente esta aplicación, se debió investigar y entender las diversas instrucciones que brinda el lenguaje NASM, lo que permite realizar las operaciones necesarias para la aplicación. Se uso como fuente de información el libro de Jeff Duntemann “Assembly Language Step by Step” y diversas páginas en Internet. </text:p>
      <text:p text:style-name="P11">Entre las varias instrucciones usadas en el proyecto, las más relevantes fueron las siguientes:</text:p>
      <text:p text:style-name="P11">-<text:span text:style-name="T4">push y pop:</text:span> Instrucciones para el manejo de la pila. </text:p>
      <text:p text:style-name="P11">-<text:span text:style-name="T4">add, inc</text:span>: Instrucciones aritméticas de suma, resta, división e incremento, respectivamente.</text:p>
      <text:p text:style-name="P11">-<text:span text:style-name="T4">mov</text:span>: Instrucción general para transferir datos y direcciones entre registros y variables.</text:p>
      <text:p text:style-name="P11">-<text:span text:style-name="T4">cmp</text:span>: Permite comparar dos valores en los registros.</text:p>
      <text:p text:style-name="P11">-<text:span text:style-name="T4">jmp, je, jne, jg, jl, jle</text:span>: Instrucciones de salto.</text:p>
      <text:p text:style-name="P11">-<text:span text:style-name="T4">global, extern y call</text:span>: La instrucción <text:span text:style-name="T19">global</text:span> se utilizo en ciertas rutinas para poder llamarlas desde los diferentes archivos, <text:span text:style-name="T9">extern permite accesar una variable o funcion en otro archivo</text:span>.</text:p>
      <text:p text:style-name="P14"><text:span text:style-name="T5">-printf, scanf, read, fflush: </text:span><text:span text:style-name="T6">Funciones para imprimir en pantalla, leer caracteres ingresados por el usuario y liberar el buffer de entrada/salida de datos.</text:span></text:p>
      <text:p text:style-name="P15"><text:span text:style-name="T6">-</text:span><text:span text:style-name="T5">strcat, strcmp: </text:span><text:span text:style-name="T6">El primero permite contatenar dos strings dados, strcmp se encarga de comparar dos strings hasta encontrar un carácter nulo, y devolver 0 si <text:s/>ambos son iguales.</text:span></text:p>
      <text:p text:style-name="P18"/>
      <text:p text:style-name="P18"/>
      <text:p text:style-name="P25"><text:soft-page-break/>Diseno e Implementacion del programa</text:p>
      <text:p text:style-name="P25"/>
      <text:p text:style-name="P11">Se creó un archivo llamado “<text:span text:style-name="T10">Main_Prompt.asm</text:span>”, el cual es el principal de<text:span text:style-name="T10">l</text:span> programa, este cuenta con la información general, como <text:span text:style-name="T11">el prompt</text:span>, <text:span text:style-name="T11">las llamadas a las distintas funciones,</text:span> <text:span text:style-name="T11">los argumentos ingresados y algunas advertencias</text:span>. <text:s/></text:p>
      <text:p text:style-name="P17"><text:span text:style-name="T26">Se implemento una subrutina encargada de leer los argumentos ingresados por el usuario, esta guarda en una variable los primeros bytes del comando hasta encontrar un espacio vacio (primer argumento), <text:s/>luego se procede a la funcion correspondiente, si la entrada no corresponde a ninguna de las funciones disponibles, se muestra el promp nuevamente. </text:span><text:span text:style-name="T40">Dentro de cada funcion si existe un segundo argumento, este primero se compara con '--ayuda', si son iguales se muestra un archivo con la ayuda de esa funcion.</text:span><text:span text:style-name="T26"> </text:span></text:p>
      <text:p text:style-name="P17"><text:span text:style-name="T40">C</text:span><text:span text:style-name="T26">ada vez que se lee un nuevo argumento, si en la lectura se encontro un null byte (fin del comando) se activa una bandera </text:span><text:span text:style-name="T29">'ult_arg'</text:span><text:span text:style-name="T26"> que permite saber si faltaron argumentos, en tal caso, se muestra una advertencia y se vuelve al prompt.</text:span></text:p>
      <text:p text:style-name="P1"><text:span text:style-name="T24">L</text:span><text:span text:style-name="T23">as funciones </text:span><text:span text:style-name="T24">implementadas</text:span><text:span text:style-name="T23"> son las siguientes:</text:span></text:p>
      <text:p text:style-name="P28"/>
      <text:p text:style-name="P39">Borrar - Elimina un archivo. </text:p>
      <text:p text:style-name="P1"><text:span text:style-name="T13">Sintaxis:</text:span><text:span text:style-name="T12"> &gt;borrar [--ayuda] nombre-archivo [--forzado] </text:span></text:p>
      <text:p text:style-name="P39">Descripción: </text:p>
      <text:p text:style-name="P1"><text:span text:style-name="T12">Este programa recibe como parámetro el nombre de un archivo ( nombre-archivo) y lo elimina del sistema, pero antes debe lanzar una pregunta para verificar que el usuario está seguro de desea eliminar el archivo por completo, si la respuesta es afirmativa procede con la eliminación y en caso contrario </text:span><text:span text:style-name="T23">finaliza su ejecución (vuelve al «prompt»). El argumento opcional --forzado tiene como objetivo omitir la pregunta de verificación, en otras palabras elimina el archivo sin solicitar la confirmación. </text:span></text:p>
      <text:p text:style-name="P29">Implementacion:</text:p>
      <text:p text:style-name="P22"><text:span text:style-name="T30">Se utilizo la funcion de C <text:s/>“</text:span><text:span text:style-name="T31">int remove(const char *pathname)”</text:span><text:span text:style-name="T33">, </text:span><text:span text:style-name="T34">la cual, como su nombre lo dice, remueve un archivo en la direccion </text:span><text:span text:style-name="T32">*pathname</text:span><text:span text:style-name="T34">, la cual se obtiene del segundo argumento del comando nombre-archivo. </text:span><text:span text:style-name="T35">Antes de realizar la operación, se verifica si la bandera de 'ult_arg' esta activada, en tal caso se solicita al usuario una confirmacion para borrar, en caso de que no este activada, se lee un argumento mas y se comparar con '--forzado', si son iguales, se procede a realizar la accion sin ninguna advertencia.</text:span></text:p>
      <text:p text:style-name="P26"/>
      <text:p text:style-name="P38"><text:soft-page-break/>Mostrar - Muestra en la salida estándar el contenido de un archivo. </text:p>
      <text:p text:style-name="P16"><text:span text:style-name="T13">Sintaxis:</text:span><text:span text:style-name="T12"> &gt;mostrar [--ayuda] nombre-archivo </text:span></text:p>
      <text:p text:style-name="P38">Descripción: </text:p>
      <text:p text:style-name="P28">Este programa recibe como parámetro el nombre de un archivo ( nombre-archivo), cuyo contenido será mostrado en la pantalla (salida estándar).</text:p>
      <text:p text:style-name="P30">Implementacion:</text:p>
      <text:p text:style-name="P6"><text:span text:style-name="T29">Se creo un buffer de 4KB para lectura de un archivo de texto, se utilizaron las funciones: </text:span><text:span text:style-name="T20">open(char *path, int flags, mode_t mode),</text:span><text:span text:style-name="T27">esta utiliza la variable 'file_Name' como </text:span><text:span text:style-name="T20">*path </text:span><text:span text:style-name="T27">y modo 0 para archivo de solo lectura. Se verifica si la lectura fue correcta, de otra manera el archivo no existe, y se debe mostrar una advertencia y volver al prompt. Si se leyo correctamente, se utiliza </text:span><text:span text:style-name="T20">read(int fd, void *buf, size_t count)</text:span><text:span text:style-name="T27"> <text:s/>con el file descriptor dado por open, y el buffer de 4KB para almacenar la informacion, finalmente, se utiliza </text:span><text:span text:style-name="T20">write(int fd, void *buf, size_t count)</text:span><text:span text:style-name="T27"> con fd=0 para mostrar el buffer en pantalla.</text:span></text:p>
      <text:p text:style-name="P35"/>
      <text:p text:style-name="P3"><text:span text:style-name="T12">Renombrar </text:span><text:span text:style-name="T15">- </text:span><text:span text:style-name="T12">Modifica el nombre de un archivo. </text:span></text:p>
      <text:p text:style-name="P1"><text:span text:style-name="T13">Sintaxis: </text:span><text:span text:style-name="T12">&gt;renombrar [--ayuda] nombre-archivo-original nombre-archivo-nuevo [--forzado] </text:span></text:p>
      <text:p text:style-name="P40">Descripción: </text:p>
      <text:p text:style-name="P42">Los argumentos del programa son los nombres de los archivos involucrados, el archivo que debe existir en la ruta disponible al prompt será nombre-archivo-original y se le asignará por nombre el que se haya ingresado como argumento nombre-archivo-nuevo. Al igual que ocurre en el caso del comando borrar debe lanzarse un mensaje de verificación cada vez que se utilice este comando, para omitirlo se puede utilizar el argumento –forzado. </text:p>
      <text:p text:style-name="P31">Implementacion:</text:p>
      <text:p text:style-name="P8"><text:span text:style-name="T7">Se </text:span><text:span text:style-name="T8">utilizo la funcion de C </text:span><text:span text:style-name="T36">int rename(const char *viejo, const char *nuevo)</text:span><text:span text:style-name="T37"> <text:s/></text:span><text:span text:style-name="T38">para renombrar el archivo <text:s/>en el primer argumento con char *nuevo en el segundo argumento. </text:span><text:span text:style-name="T39">Se verifica si la funcion rename devuelve 0, de otra manera se muestra un mensaje de fallo, es posible que el archivo no exista.</text:span></text:p>
      <text:p text:style-name="P43"/>
      <text:p text:style-name="P41">Copiar - Copia el contenido de un archivo en otro nuevo. </text:p>
      <text:p text:style-name="P2"><text:span text:style-name="T14">Sintaxis: </text:span><text:span text:style-name="T15">&gt;copiar [--ayuda] nombre-archivo-original nombre-archivo-nuevo </text:span></text:p>
      <text:p text:style-name="P41">Descripción: </text:p>
      <text:p text:style-name="P44">Los argumentos del programa son, el nombre del archivo que sera copiad nombre-archivo-original y el nombre que tendra el nuevo archivo por crear nombre-archivo-nuevo. </text:p>
      <text:p text:style-name="P32"><text:soft-page-break/>Implementacion:</text:p>
      <text:p text:style-name="P36">Para la funcion copiar, se utilizo el mismo metodo de mostrar, para cargar el archivo dado por el primer argumento, solo que en vez de mostrarlo en pantalla, se utiliza el servicio 8 de la interrupcion de sistema para crear un archivo nuevo con el nombre en el segundo argumento, luego se utiliza el file descriptor dado por el servicio 8 y se hace un write a este</text:p>
      <text:p text:style-name="P36">.</text:p>
      <text:p text:style-name="P34">Comparar - Toma dos archivo y los compara línea por línea. </text:p>
      <text:p text:style-name="P5"><text:span text:style-name="T14">Sintaxis:</text:span><text:span text:style-name="T15"> &gt;comparar [--ayuda] nombre-archivo-1 nombre-archivo-2 </text:span></text:p>
      <text:p text:style-name="P34">Descripción: </text:p>
      <text:p text:style-name="P37">Dados dos nombres de archivo existentes, los compara línea por línea mostrando como salida los números de línea donde los archivos son diferentes, en caso de ser idénticos (por ejemplo cuando se usa el mismo archivo) tanto para nombre-archivo-1 como para nombre-archivo-2, entonces no debería imprimirse nada (pues no hay ninguna línea en la cual difieran). </text:p>
      <text:p text:style-name="P33">Implementacion:</text:p>
      <text:p text:style-name="P7"><text:span text:style-name="T41">Para la funcion comparar, tambien se uso el metodo de open/read, para guardar los dos archivos a dos buffers de 4KB cada uno. Para compararlos, se creo una rutina que guarda cada linea de ambos archivos en dos variables temporales, esta rutina guarda cada byte hasta encontrar un newline (10), o un null byte (en este caso se activa una bandera de end of file EOF), una vez que se tiene en las dos variables las dos lineas a comparar, se utiliza la funcion de C </text:span><text:span text:style-name="T21">int strcmp(const char *s1, const char *s2) </text:span><text:span text:style-name="T28">la cual devuelve 0 si son iguales, de no serlo, se imprime un mensaje de que se ha encontrado una diferencia en la linea X, se lleva un contador para saber en cual linea se encuentra. Cada vez que se comparan dos lineas, se verifica la bandera de EOF, si esta activada (no importa cual de los 2 archivos la activo), ya no hay mas lineas por comparar y termina la funcion.</text:span></text:p>
      <text:p text:style-name="P24"/>
      <text:p text:style-name="P24">Conclusiones</text:p>
      <text:p text:style-name="P45"><text:span text:style-name="T25">El trabajo r</text:span><text:span text:style-name="T22">ealizado permitió aprender y profundizar en el lenguaje ensamblador NASM, su funcionalidad y eficiencia para operaciones aritméticas y lógicas. El proyecto permitió entender mejor el concepto de los registros, la pila y el manejo indirecto de direcciones de memoria en una computadora. Mi recomendación a una persona que quisiera realizar este proyecto, seria investigar y comprender <text:s/>a fondo las instrucciones del lenguaje NASM, los servicios e interrupciones del sistema, y además las funciones que brinda el lenguaje C, ya que pueden ser de gran utilidad. Además, realizar un dise</text:span><text:span text:style-name="T1">ño o una conceptualización previa de como se quiere estructurar el programa, antes de ponerse a desarrollar el código, ya que puede complicarse conforme se avanza. Y finalmente, tratar de mantener el ambiente de trabajo (código fuente) bien documentado y estructurado para saber que función realiza cada sección de códi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Calibri" svg:font-family="Calibri" style:font-family-generic="roman" style:font-pitch="variable"/>
    <style:font-face style:name="DejaVu Sans Light" svg:font-family="'DejaVu Sans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fo:font-size="12pt" fo:language="es" fo:country="AR"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DejaVu Sans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DejaVu Sans1"/>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WWNum1"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WWNum1" style:class="text">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Jara</meta:initial-creator>
    <dc:creator>Alejandro Jara</dc:creator>
    <meta:editing-cycles>113</meta:editing-cycles>
    <meta:creation-date>2013-10-29T01:57:00</meta:creation-date>
    <dc:date>2013-11-19T13:20:30</dc:date>
    <meta:editing-duration>PT5H15M16S</meta:editing-duration>
    <meta:generator>LibreOffice/4.0.3.3$Linux_x86 LibreOffice_project/400m0$Build-3</meta:generator>
    <meta:document-statistic meta:table-count="0" meta:image-count="0" meta:object-count="0" meta:page-count="5" meta:paragraph-count="61" meta:word-count="1450" meta:character-count="9089" meta:non-whitespace-character-count="76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